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language="ru" fo:country="RU" officeooo:rsid="00083a2c" officeooo:paragraph-rsid="00083a2c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083a2c" officeooo:paragraph-rsid="00083a2c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083a2c" officeooo:paragraph-rsid="00084fd3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083a2c" officeooo:paragraph-rsid="0008bd21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en" fo:country="US" officeooo:rsid="00083a2c" officeooo:paragraph-rsid="00083a2c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en" fo:country="US" officeooo:rsid="00083a2c" officeooo:paragraph-rsid="00084fd3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en" fo:country="US" officeooo:rsid="0008bd21" officeooo:paragraph-rsid="0008bd21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ru" fo:country="RU" officeooo:rsid="00083a2c" officeooo:paragraph-rsid="0008bd21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2.3cm" style:auto-text-indent="false" style:page-number="auto" fo:background-color="transparent"/>
      <style:text-properties fo:language="ru" fo:country="RU" officeooo:rsid="00083a2c" officeooo:paragraph-rsid="0008bd2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4fd3"/>
    </style:style>
    <style:style style:name="T3" style:family="text">
      <style:text-properties fo:language="ru" fo:country="RU" officeooo:rsid="0008bd21"/>
    </style:style>
    <style:style style:name="T4" style:family="text">
      <style:text-properties officeooo:rsid="00084fd3"/>
    </style:style>
    <style:style style:name="T5" style:family="text">
      <style:text-properties officeooo:rsid="0008bd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2</text:p>
      <text:p text:style-name="P2"/>
      <text:p text:style-name="P2">(обязательное)</text:p>
      <text:p text:style-name="P2"/>
      <text:p text:style-name="P4">Ниже приведены необходимые файлы для проведения лабораторных работ:</text:p>
      <text:p text:style-name="P9"><text:line-break/>1. Распакованный архив с программой. Его можно скачать с официального сайта:</text:p>
      <text:p text:style-name="P8"><text:s/><text:a xlink:type="simple" xlink:href="http://www.ire.pw.edu.pl/~rsulej/NetMaker/" text:style-name="Internet_20_link" text:visited-style-name="Visited_20_Internet_20_Link">http://www.ire.pw.edu.pl/~rsulej/NetMaker/</text:a></text:p>
      <text:p text:style-name="P5">2. <text:span text:style-name="T1">Выборки данных </text:span><text:span text:style-name="T3">для обучения</text:span><text:span text:style-name="T1">:</text:span></text:p>
      <text:p text:style-name="P5"><text:span text:style-name="T1">вариант 1.</text:span>prn</text:p>
      <text:p text:style-name="P5"><text:span text:style-name="T1">вариант 2.</text:span>prn</text:p>
      <text:p text:style-name="P5"><text:span text:style-name="T1">вариант 3.</text:span>prn</text:p>
      <text:p text:style-name="P5"><text:span text:style-name="T1">вариант 4.</text:span>prn</text:p>
      <text:p text:style-name="P5"><text:span text:style-name="T1">вариант </text:span>5<text:span text:style-name="T1">.</text:span>prn</text:p>
      <text:p text:style-name="P5"><text:span text:style-name="T1">Это текстовые файлы с расширением .</text:span>prn, <text:span text:style-name="T1">состоящие из множества строк из трёх цифр формата:</text:span></text:p>
      <text:p text:style-name="P5"><text:span text:style-name="T1">координата</text:span>X <text:span text:style-name="T1">координата</text:span>Y <text:span text:style-name="T1">степень принадлежности</text:span></text:p>
      <text:p text:style-name="P5"><text:span text:style-name="T1">Они используются для обучения сети или для обработки алгоритмом.</text:span></text:p>
      <text:p text:style-name="P7"><text:span text:style-name="T1">3. Выборки данных для тестирования:</text:span></text:p>
      <text:p text:style-name="P6"><text:span text:style-name="T1">Для тестирования сети можно использовать плоскую поверхность </text:span><text:span text:style-name="T2">(файл test_xy.</text:span><text:span text:style-name="T5">prn</text:span><text:span text:style-name="T2"> формат ввода выборки при этом должен быть </text:span><text:span text:style-name="T4"><text:s/>i1;i2;), </text:span><text:span text:style-name="T2">или большую выборку точек </text:span><text:span text:style-name="T4">(</text:span><text:span text:style-name="T2">файл </text:span><text:span text:style-name="T4">testing_set.bin, </text:span><text:span text:style-name="T2">формат <text:s/></text:span><text:span text:style-name="T4">i1;i2;t1).</text:span></text:p>
      <text:p text:style-name="P3">Для <text:span text:style-name="T5">после тестирования сеть должна оставить узор которому научилась на обучающей выборк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6S</meta:editing-duration>
    <meta:editing-cycles>3</meta:editing-cycles>
    <meta:generator>LibreOffice/5.2.4.2$Windows_x86 LibreOffice_project/3d5603e1122f0f102b62521720ab13a38a4e0eb0</meta:generator>
    <dc:date>2018-06-18T12:21:23.070000000</dc:date>
    <meta:document-statistic meta:table-count="0" meta:image-count="0" meta:object-count="0" meta:page-count="1" meta:paragraph-count="17" meta:word-count="107" meta:character-count="831" meta:non-whitespace-character-count="737"/>
    <meta:user-defined meta:name="Info 1"/>
    <meta:user-defined meta:name="Info 2"/>
    <meta:user-defined meta:name="Info 3"/>
    <meta:user-defined meta:name="Info 4"/>
  </office:meta>
</office:document-meta>
</file>